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5/24/08</text:p>
      <text:p text:style-name="Standard">Mr. Stewart,<text:line-break/><text:line-break/>Thank you very much for meeting with me yesterday to discuss the possibility of having our Cub Scouts sell popcorn this fall at your Office Depot. <text:s/>I actually chose to approach this Office Depot location for this activity that is so important to our Pack, because I personally enjoy shopping at Office Depot!  I believe that your location and the shopping center's unique combination of stores attracts shoppers that would be very supportive of Cub Scout fund raising.<text:line-break/><text:line-break/>As we discussed, Pack 618 holds its only fundraiser of the year from late August through late September.  We sell a variety of gourmet popcorn products, including tins of caramel corn, flavored microwave popcorn and even chocolate-covered popcorn. <text:s/>In the past, we have concentrated our sales efforts outside of supermarkets and have been successful. <text:s/>This year, if we are allowed to sell at your location, I believe that we could raise substantially more funds to service our Pack.<text:line-break/><text:line-break/>The money raised by our sales stays in our community, helping to fund activities such as camping, community service projects, den activities and Cub Scout Summer Camp.  Our Pack is dedicated to teaching our Scouts good values and the importance of helping others.  We are a very active Pack, having Pack-level activities every month of the year.  Many months have several events such as the Pinewood Derby, the Klondike Derby, the "Scouting For Food" drive and many, many more.  <text:line-break/><text:line-break/>If allowed to set up a "booth sale" at your location, we would follow all rules and guidelines that you propose.  Our Scouts will be dressed in uniform and will always be kind and respectful of your customers.  Upon exiting the store, they will politely ask the customers if they would like to help support our Pack by purchasing our popcorn products.  We will also have a "Donations Can" for those that wish to donate money directly to our Pack.  We do not pressure anyone, just simply explain what we sell, the price of each item and how we use the funds collected.  Our experience has been that people are very generous and appreciate seeing young boys in their uniforms, earning money to fund their Pack.<text:line-break/><text:line-break/>Thank you again for your time and consideration.  I look forward to hearing from you soon. <text:line-break/><text:line-break/>Sincerely,<text:line-break/><text:line-break/>Kenneth W. Ross<text:line-break/>Pack 618 Committee Chairman</text:p>
      <text:p text:style-name="Standard">(410) 917-2642 (cell)</text:p>
      <text:p text:style-name="Standard">(410) 531-6889 (home)</text:p>
      <text:p text:style-name="Standard">thesuperstitions@gmail.com<text:line-break/><text:a xlink:type="simple" xlink:href="http://home.comcast.net/%7Epack618/" office:target-frame-name="_blank" xlink:show="new">http://home.comcast.net/~pack618/</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creation-date>2008-05-24T09:27:58</meta:creation-date>
    <dc:date>2008-05-24T09:51:03</dc:date>
    <meta:print-date>2008-05-24T09:48:31</meta:print-date>
    <meta:editing-cycles>2</meta:editing-cycles>
    <meta:editing-duration>PT23M5S</meta:editing-duration>
    <meta:user-defined meta:name="Info 1"/>
    <meta:user-defined meta:name="Info 2"/>
    <meta:user-defined meta:name="Info 3"/>
    <meta:user-defined meta:name="Info 4"/>
    <meta:document-statistic meta:table-count="0" meta:image-count="0" meta:object-count="0" meta:page-count="1" meta:paragraph-count="5" meta:word-count="405" meta:character-count="2418"/>
  </office:meta>
</office:document-meta>
</file>